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Resolver.resolveSubstitutionGroup( SchemaTypeImpl sImp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tscResolver.resolveIdentityConstrai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tscResolver.resolveType( SchemaTypeImpl sImp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scResolver.resolveAttributeType( SchemaTypeImpl s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scResolver.resol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scResolver.makeRefArray( Collection typ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Resolver.resolveDocumentType( SchemaTypeImpl sImp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